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BEA74F43.png" manifest:media-type="image/png"/>
  <manifest:file-entry manifest:full-path="Pictures/100000000000008B0000008BD660D388.png" manifest:media-type="image/png"/>
  <manifest:file-entry manifest:full-path="Pictures/100000000000008E0000001E37922193.png" manifest:media-type="image/png"/>
  <manifest:file-entry manifest:full-path="Pictures/100000000000008B0000008BE453A12D.png" manifest:media-type="image/png"/>
  <manifest:file-entry manifest:full-path="Pictures/1000000000000089000000177F2124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081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2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style:font-name="Consolas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nsolas"/>
    </style:style>
    <style:style style:name="T5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24cm" svg:height="0.608cm" svg:x="5.485cm" svg:y="3.5cm">
          <draw:image xlink:href="Pictures/1000000000000089000000177F212405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4.539cm">
          <draw:image xlink:href="Pictures/100000000000008B0000008BE453A12D.png" xlink:type="simple" xlink:show="embed" xlink:actuate="onLoad" draw:mime-type="image/png">
            <text:p/>
          </draw:image>
        </draw:frame>
        <draw:frame draw:style-name="gr1" draw:text-style-name="P1" draw:layer="layout" svg:width="3.756cm" svg:height="0.793cm" svg:x="5.485cm" svg:y="8.623cm">
          <draw:image xlink:href="Pictures/100000000000008E0000001E37922193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9.939cm">
          <draw:image xlink:href="Pictures/100000000000008B0000008BD660D388.png" xlink:type="simple" xlink:show="embed" xlink:actuate="onLoad" draw:mime-type="image/png">
            <text:p/>
          </draw:image>
        </draw:frame>
        <draw:connector draw:style-name="gr2" draw:text-style-name="P1" draw:layer="layout" svg:x1="9.13cm" svg:y1="3.804cm" svg:x2="13.692cm" svg:y2="5.923cm" svg:d="M9130 3804h2531v2119h2031" svg:viewBox="0 0 4563 2120">
          <text:p/>
        </draw:connector>
        <draw:connector draw:style-name="gr2" draw:text-style-name="P1" draw:layer="layout" svg:x1="9.386cm" svg:y1="6.392cm" svg:x2="13.692cm" svg:y2="7.347cm" svg:d="M9386 6392h2153v955h2153" svg:viewBox="0 0 4307 956">
          <text:p/>
        </draw:connector>
        <draw:connector draw:style-name="gr2" draw:text-style-name="P1" draw:layer="layout" svg:x1="10.137cm" svg:y1="9.096cm" svg:x2="13.692cm" svg:y2="8.589cm" svg:d="M10137 9096h1778v-507h1777" svg:viewBox="0 0 3556 508">
          <text:p/>
        </draw:connector>
        <draw:connector draw:style-name="gr2" draw:text-style-name="P1" draw:layer="layout" svg:x1="9.223cm" svg:y1="11.777cm" svg:x2="13.692cm" svg:y2="9.891cm" svg:d="M9223 11777h2235v-1886h2234" svg:viewBox="0 0 4470 1887">
          <text:p/>
        </draw:connector>
        <draw:frame draw:style-name="gr1" draw:text-style-name="P1" draw:layer="layout" svg:width="3.004cm" svg:height="3.004cm" svg:x="0.161cm" svg:y="6.488cm">
          <draw:image xlink:href="Pictures/100000000000008000000080BEA74F43.png" xlink:type="simple" xlink:show="embed" xlink:actuate="onLoad" draw:mime-type="image/png">
            <text:p/>
          </draw:image>
        </draw:frame>
        <draw:frame draw:style-name="gr3" draw:text-style-name="P3" draw:layer="layout" svg:width="12.4cm" svg:height="5.331cm" svg:x="14.1cm" svg:y="5cm">
          <draw:text-box>
            <text:p text:style-name="P2"><text:span text:style-name="T1">l</text:span><text:span text:style-name="T2">s</text:span><text:span text:style-name="T3">seguid() → “ls</text:span><text:span text:style-name="T4">seguid=...”</text:span></text:p>
            <text:p text:style-name="P2"><text:span text:style-name="T1">c</text:span><text:span text:style-name="T2">s</text:span><text:span text:style-name="T3">seguid() → “csseguid</text:span><text:span text:style-name="T4">=...”</text:span></text:p>
            <text:p text:style-name="P2"><text:span text:style-name="T1">l</text:span><text:span text:style-name="T2">d</text:span><text:span text:style-name="T3">seguid() → “ldseguid</text:span><text:span text:style-name="T4">=...”</text:span></text:p>
            <text:p text:style-name="P2"><text:span text:style-name="T1">c</text:span><text:span text:style-name="T2">d</text:span><text:span text:style-name="T3">seguid() → “cdseguid</text:span><text:span text:style-name="T4">=...”</text:span></text:p>
          </draw:text-box>
        </draw:frame>
        <draw:line draw:style-name="gr4" draw:text-style-name="P1" draw:layer="layout" svg:x1="3.5cm" svg:y1="6cm" svg:x2="5.2cm" svg:y2="4cm">
          <text:p/>
        </draw:line>
        <draw:line draw:style-name="gr4" draw:text-style-name="P1" draw:layer="layout" svg:x1="3.5cm" svg:y1="10cm" svg:x2="5.2cm" svg:y2="12.5cm">
          <text:p/>
        </draw:line>
        <draw:frame draw:style-name="gr5" draw:text-style-name="P4" draw:layer="layout" svg:width="7.117cm" svg:height="1cm" svg:x="5.383cm" svg:y="2cm">
          <draw:text-box>
            <text:p>Nucleic Acid Sequence</text:p>
          </draw:text-box>
        </draw:frame>
        <draw:frame draw:style-name="gr5" draw:text-style-name="P5" draw:layer="layout" svg:width="11.196cm" svg:height="1cm" svg:x="13.804cm" svg:y="11.5cm">
          <draw:text-box>
            <text:p><text:span text:style-name="T5">Strandedness =</text:span><text:span text:style-name="T6"> </text:span><text:span text:style-name="T2">s</text:span><text:span text:style-name="T5">ingle</text:span><text:span text:style-name="T6">/</text:span><text:span text:style-name="T2">d</text:span><text:span text:style-name="T5">ouble</text:span></text:p>
          </draw:text-box>
        </draw:frame>
        <draw:frame draw:style-name="gr6" draw:text-style-name="P4" draw:layer="layout" svg:width="9.566cm" svg:height="0.887cm" svg:x="13.434cm" svg:y="4cm">
          <draw:text-box>
            <text:p><text:span text:style-name="T5">Topology</text:span><text:span text:style-name="T7"> = </text:span><text:span text:style-name="T1">l</text:span><text:span text:style-name="T5">inear</text:span><text:span text:style-name="T7">/</text:span><text:span text:style-name="T1">c</text:span><text:span text:style-name="T5">ircula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4-04-06T16:01:25.606838061</meta:creation-date>
    <dc:date>2024-04-17T11:53:19.860490097</dc:date>
    <dc:creator>Reviewer Reviewer</dc:creator>
    <meta:editing-duration>PT1H16M1S</meta:editing-duration>
    <meta:editing-cycles>6</meta:editing-cycles>
    <meta:generator>LibreOffice/24.2.2.2$Linux_X86_64 LibreOffice_project/420$Build-2</meta:generator>
    <meta:document-statistic meta:object-count="38"/>
  </office:meta>
</office:document-meta>
</file>